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3"/>
          <table:table-cell office:value-type="string" calcext:value-type="string">
            <text:p>alu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heur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float" office:value="6200" calcext:value-type="float">
            <text:p>6200</text:p>
          </table:table-cell>
          <table:table-cell office:value-type="float" office:value="3400" calcext:value-type="float">
            <text:p>3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ultrachar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hydroboat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formula="of:=[.D3]-[.B4]*[.D4]-[.B5]*[.D5]" office:value-type="float" office:value="1500" calcext:value-type="float">
            <text:p>1500</text:p>
          </table:table-cell>
          <table:table-cell table:formula="of:=[.E3]-[.E4]*[.B4]-[.E5]*[.B5]" office:value-type="float" office:value="1500" calcext:value-type="float">
            <text:p>1500</text:p>
          </table:table-cell>
          <table:table-cell table:formula="of:=[.F3]-[.B4]*[.F4]-[.B5]*[.F5]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ofit</text:p>
          </table:table-cell>
          <table:table-cell table:formula="of:=[.B4]*35+[.B5]*800" office:value-type="float" office:value="155000" calcext:value-type="float">
            <text:p>155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1T15:12:09.445313724</meta:creation-date>
    <dc:date>2021-10-11T15:22:19.458288197</dc:date>
    <meta:editing-duration>PT10M11S</meta:editing-duration>
    <meta:editing-cycles>1</meta:editing-cycles>
    <meta:document-statistic meta:table-count="1" meta:cell-count="21" meta:object-count="0"/>
    <meta:generator>LibreOffice/7.1.6.2$Linux_X86_64 LibreOffice_project/10$Build-2</meta:generator>
  </office:meta>
</office:document-meta>
</file>